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642cm" svg:height="1.431cm" draw:transform="skewX (-0.0005235987755983) rotate (-1.55316850134975) translate (5.22366928123587cm 2.3293774249601cm)" svg:viewBox="0 0 3643 1432" svg:d="M178 707c-10 7 1153 14 1923 36 771 21 667 45 762 534 40 208 831 204 778-1-372-1137-758-1096-1477-1122-718-26-1917-122-2073-154-171-16-77 694 87 707z">
          <text:p/>
        </draw:path>
        <draw:path draw:style-name="gr1" draw:text-style-name="P1" draw:layer="layout" svg:width="0.911cm" svg:height="1.51cm" draw:transform="rotate (-1.55212130379856) translate (6.0820317202378cm 2.10078981238059cm)" svg:viewBox="0 0 912 1511" svg:d="M908 1290c-72-373-105-778-97-920 7-144-857-644-809-170 50 474 39 546 108 1011 45 305 870 452 798 79z">
          <text:p/>
        </draw:path>
        <draw:path draw:style-name="gr1" draw:text-style-name="P1" draw:layer="layout" svg:width="0.903cm" svg:height="0.66cm" draw:transform="skewX (0.00122173047639607) rotate (-2.15652882376419) translate (6.3287069715417cm 2.258195492645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cm" draw:transform="skewX (0.00122173047639607) rotate (-2.15652882376419) translate (5.3537069715417cm 2.377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3.666cm" svg:height="2.062cm" draw:transform="skewX (-0.000523598775598298) rotate (-1.55316850134975) translate (5.99666074190818cm 5.15147523371171cm)" svg:viewBox="0 0 3667 2063" svg:d="M813 2048c-12-230-15-451 320-440 674 23 1150 3 1780-45s828-190 731-952c-23-175-28-293-36-364-8-70-819-356-815-202 6 153 74 406 120 655 49 249-130 259-1051 290-921 30-1859-226-1862 802 0 92 818 335 813 256z">
          <text:p/>
        </draw:path>
        <draw:path draw:style-name="gr1" draw:text-style-name="P1" draw:layer="layout" svg:width="0.903cm" svg:height="0.66cm" draw:transform="skewX (0.00122173047639597) rotate (-2.15652882376419) translate (6.398706971542cm 8.102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56499110710375cm 5.342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7:02:38.18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